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281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81pt" fo:break-before="auto" style:use-optimal-row-height="true"/>
    </style:style>
    <style:style style:name="ro2" style:family="table-row">
      <style:table-row-properties style:row-height="46.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pt"/>
      <style:text-properties style:font-name="Times New Roman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style:font-name="Times New Roman"/>
    </style:style>
    <style:style style:name="T1" style:family="text">
      <style:text-properties style:font-style-complex="italic" style:font-style-asian="italic"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style-complex="italic" fo:font-style="italic" style:font-style-asian="italic"/>
    </style:style>
    <style:style style:name="T4" style:family="text">
      <style:text-properties style:font-style-asian="italic" fo:font-style="italic" style:font-style-complex="italic"/>
    </style:style>
    <style:style style:name="T5" style:family="text">
      <style:text-properties style:font-style-asian="italic" style:font-style-complex="italic" fo:font-style="italic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fo:font-style="italic" style:font-style-complex="italic" style:font-style-asian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5"/>
        <table:table-row table:style-name="ro1">
          <table:table-cell table:style-name="ce3"/>
          <table:table-cell table:style-name="ce4" office:value-type="string" calcext:value-type="string">
            <text:p>Res. Df</text:p>
          </table:table-cell>
          <table:table-cell table:style-name="ce4" office:value-type="string" calcext:value-type="string">
            <text:p>Df. diff</text:p>
          </table:table-cell>
          <table:table-cell table:style-name="ce8" office:value-type="string" calcext:value-type="string">
            <text:p>Deviance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Таксони със значим ефект</text:p>
          </table:table-cell>
        </table:table-row>
        <table:table-row table:style-name="ro2">
          <table:table-cell office:value-type="string" calcext:value-type="string">
            <text:p>PO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147.2" calcext:value-type="float">
            <text:p>1147.2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pan text:style-name="T1">Melinna palmata</text:span> (6.57%), <text:span text:style-name="T2">A.kagoshimensis</text:span> (5.91%), <text:span text:style-name="T1">H.filiformis</text:span> (4.85%), <text:span text:style-name="T3">P.cirrifera</text:span> (4.22%), <text:span text:style-name="T4">L.koreni</text:span> (4.19%), <text:span text:style-name="T1">I.tenella</text:span> (3.33%), <text:span text:style-name="T4">S.subtruncata</text:span> (2.99%), <text:span text:style-name="T5">P.ciliata</text:span> (2.92%), <text:span text:style-name="T3">C.gallina</text:span> (2.38%), <text:span text:style-name="T2">B.reticulatum</text:span> (<text:span text:style-name="T6">1</text:span>.99%)</text:p>
          </table:table-cell>
        </table:table-row>
        <table:table-row table:style-name="ro2">
          <table:table-cell office:value-type="string" calcext:value-type="string">
            <text:p>seston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16.4" calcext:value-type="float">
            <text:p>816.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5">S.bidentata</text:span> (7.17%), <text:span text:style-name="T2">Melita palmata</text:span> (6.44%), <text:span text:style-name="T1">P.jubatus</text:span> (5.98%), <text:span text:style-name="T7">P.longicorne</text:span> (3.78%), <text:span text:style-name="T4">S.hyalina</text:span> (3.54%), <text:span text:style-name="T2">S.rudolphi</text:span> (2.80%), <text:span text:style-name="T4">P.caliendrum</text:span> (2.52%), <text:span text:style-name="T5">S.subtrubcata</text:span> (2.07%), <text:span text:style-name="T3">G.tuberculata</text:span> (1.69%), <text:span text:style-name="T2">A.diadema</text:span> (1.55%)</text:p>
          </table:table-cell>
        </table:table-row>
        <table:table-row table:style-name="ro2">
          <table:table-cell office:value-type="string" calcext:value-type="string">
            <text:p>LUS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28.5" calcext:value-type="float">
            <text:p>728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3">H.filiformis</text:span> (6.82%), <text:span text:style-name="T1">E.dollfusi</text:span> (6.43%), <text:span text:style-name="T2">Melinna palmata</text:span> (2.52%), Oligochaeta (2.08%), <text:span text:style-name="T3">P.exiguum</text:span> (1.95%), <text:span text:style-name="T2">B.reticulatum</text:span> (1.42%), <text:span text:style-name="T5">L.koreni</text:span> (1.42%), <text:span text:style-name="T3">M.versiculatus</text:span> (1.15%), <text:span text:style-name="T3">A.diadema</text:span> (0.92%), <text:span text:style-name="T2">L.leiopygos</text:span> (0.91%)</text:p>
          </table:table-cell>
        </table:table-row>
        <table:table-row table:style-name="ro2">
          <table:table-cell office:value-type="string" calcext:value-type="string">
            <text:p>grave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128.7" calcext:value-type="float">
            <text:p>1128.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3">C.gallina</text:span> (5.82%), Oligochaeta (5.26%), Acari (3.80%), <text:span text:style-name="T5">M.versiculatus</text:span> (2.87%), <text:span text:style-name="T5">S.filicornis</text:span> (2.76%), <text:span text:style-name="T3">L.mediterraneum</text:span> (2.65%), <text:span text:style-name="T3">P.longicorne</text:span> (2.04%), <text:span text:style-name="T5">P.caliendrum</text:span> (1.51%), <text:span text:style-name="T3">L.orbiculatus</text:span> (1.38%), <text:span text:style-name="T2">D.venustus</text:span> (1.29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6:20:29.991601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4-05T16:52:29.325267461</dc:date>
    <dc:creator>SK </dc:creator>
    <meta:editing-duration>PT6H40M9S</meta:editing-duration>
    <meta:editing-cycles>49</meta:editing-cycles>
    <meta:document-statistic meta:table-count="1" meta:cell-count="29" meta:object-count="0"/>
  </office:meta>
</office:document-meta>
</file>